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5cm"/>
    </style:style>
    <style:style style:name="co2" style:family="table-column">
      <style:table-column-properties fo:break-before="auto" style:column-width="1.057cm"/>
    </style:style>
    <style:style style:name="co3" style:family="table-column">
      <style:table-column-properties fo:break-before="auto" style:column-width="4.09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54cm"/>
    </style:style>
    <style:style style:name="co6" style:family="table-column">
      <style:table-column-properties fo:break-before="auto" style:column-width="0.866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3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M: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Bits Per Block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: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Number of Block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5" office:value-type="string" calcext:value-type="string">
            <text:p>Results in 2.8.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5" office:value-type="string" calcext:value-type="string">
            <text:p>Chi-Square</text:p>
          </table:table-cell>
          <table:table-cell office:value-type="float" office:value="8.965859" calcext:value-type="float">
            <text:p>8.965859</text:p>
          </table:table-cell>
          <table:table-cell table:number-columns-repeated="6"/>
        </table:table-row>
        <table:table-row table:style-name="ro1">
          <table:table-cell table:style-name="ce2" table:number-columns-repeated="3"/>
          <table:table-cell table:style-name="ce5" office:value-type="string" calcext:value-type="string">
            <text:p>P-Value</text:p>
          </table:table-cell>
          <table:table-cell table:formula="of:=LEGACY.CHIDIST([.E5];5)" office:value-type="float" office:value="0.110433700803254" calcext:value-type="float">
            <text:p>0.110433700803254</text:p>
          </table:table-cell>
          <table:table-cell/>
          <table:table-cell table:style-name="ce2" table:number-columns-repeated="5"/>
        </table:table-row>
        <table:table-row table:style-name="ro1">
          <table:table-cell table:style-name="ce2" table:number-columns-repeated="3"/>
          <table:table-cell table:style-name="ce5"/>
          <table:table-cell table:number-columns-repeated="2"/>
          <table:table-cell table:style-name="ce2" table:number-columns-repeated="5"/>
        </table:table-row>
        <table:table-row table:style-name="ro1">
          <table:table-cell table:style-name="ce3" office:value-type="string" calcext:value-type="string">
            <text:p>v_i Per Section 2.8.8</text:p>
          </table:table-cell>
          <table:table-cell table:style-name="ce2" table:number-columns-repeated="2"/>
          <table:table-cell table:style-name="ce5"/>
          <table:table-cell table:number-columns-repeated="2"/>
          <table:table-cell table:style-name="ce2" table:number-columns-repeated="5"/>
        </table:table-row>
        <table:table-row table:style-name="ro1">
          <table:table-cell table:style-name="ce3" office:value-type="string" calcext:value-type="string">
            <text:p>pi_i per Section 3.8</text:p>
          </table:table-cell>
          <table:table-cell table:style-name="ce2" table:number-columns-repeated="2"/>
          <table:table-cell table:number-columns-repeated="3"/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v_i</text:p>
          </table:table-cell>
          <table:table-cell table:style-name="ce2" office:value-type="string" calcext:value-type="string">
            <text:p>pi_i</text:p>
          </table:table-cell>
          <table:table-cell table:style-name="ce2" office:value-type="string" calcext:value-type="string">
            <text:p>Expected</text:p>
          </table:table-cell>
          <table:table-cell table:style-name="ce2" office:value-type="string" calcext:value-type="string">
            <text:p>(O-E)^2 / E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329" calcext:value-type="float">
            <text:p>329</text:p>
          </table:table-cell>
          <table:table-cell table:style-name="ce7" office:value-type="float" office:value="0.364091" calcext:value-type="float">
            <text:p>0.364091</text:p>
          </table:table-cell>
          <table:table-cell table:formula="of:=[.$B$18]*[.C11]" office:value-type="float" office:value="352.440088" calcext:value-type="float">
            <text:p>352.440088</text:p>
          </table:table-cell>
          <table:table-cell table:formula="of:=([.B11]-[.D11])*([.B11]-[.D11])/[.D11]" office:value-type="float" office:value="1.55895354744022" calcext:value-type="float">
            <text:p>1.5589535474402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164" calcext:value-type="float">
            <text:p>164</text:p>
          </table:table-cell>
          <table:table-cell table:style-name="ce7" office:value-type="float" office:value="0.185659" calcext:value-type="float">
            <text:p>0.185659</text:p>
          </table:table-cell>
          <table:table-cell table:formula="of:=[.$B$18]*[.C12]" office:value-type="float" office:value="179.717912" calcext:value-type="float">
            <text:p>179.717912</text:p>
          </table:table-cell>
          <table:table-cell table:formula="of:=([.B12]-[.D12])*([.B12]-[.D12])/[.D12]" office:value-type="float" office:value="1.37466964138635" calcext:value-type="float">
            <text:p>1.3746696413863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8" office:value-type="float" office:value="0.139381" calcext:value-type="float">
            <text:p>0.139381</text:p>
          </table:table-cell>
          <table:table-cell table:formula="of:=[.$B$18]*[.C13]" office:value-type="float" office:value="134.920808" calcext:value-type="float">
            <text:p>134.920808</text:p>
          </table:table-cell>
          <table:table-cell table:formula="of:=([.B13]-[.D13])*([.B13]-[.D13])/[.D13]" office:value-type="float" office:value="1.6852999529388" calcext:value-type="float">
            <text:p>1.685299952938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table:style-name="ce8" office:value-type="float" office:value="0.100571" calcext:value-type="float">
            <text:p>0.100571</text:p>
          </table:table-cell>
          <table:table-cell table:formula="of:=[.$B$18]*[.C14]" office:value-type="float" office:value="97.352728" calcext:value-type="float">
            <text:p>97.352728</text:p>
          </table:table-cell>
          <table:table-cell table:formula="of:=([.B14]-[.D14])*([.B14]-[.D14])/[.D14]" office:value-type="float" office:value="1.91312597878083" calcext:value-type="float">
            <text:p>1.9131259787808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style-name="ce8" office:value-type="float" office:value="0.0704323" calcext:value-type="float">
            <text:p>0.0704323</text:p>
          </table:table-cell>
          <table:table-cell table:formula="of:=[.$B$18]*[.C15]" office:value-type="float" office:value="68.1784664" calcext:value-type="float">
            <text:p>68.1784664</text:p>
          </table:table-cell>
          <table:table-cell table:formula="of:=([.B15]-[.D15])*([.B15]-[.D15])/[.D15]" office:value-type="float" office:value="1.414853213183" calcext:value-type="float">
            <text:p>1.41485321318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style-name="ce8" office:value-type="float" office:value="0.139865" calcext:value-type="float">
            <text:p>0.139865</text:p>
          </table:table-cell>
          <table:table-cell table:formula="of:=[.$B$18]*[.C16]" office:value-type="float" office:value="135.38932" calcext:value-type="float">
            <text:p>135.38932</text:p>
          </table:table-cell>
          <table:table-cell table:formula="of:=([.B16]-[.D16])*([.B16]-[.D16])/[.D16]" office:value-type="float" office:value="0.00275450133289688" calcext:value-type="float">
            <text:p>0.00275450133289688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>
            <text:p>Sums:</text:p>
          </table:table-cell>
          <table:table-cell table:style-name="ce5" table:formula="of:=SUM([.B11:.B16])" office:value-type="float" office:value="968" calcext:value-type="float">
            <text:p>968</text:p>
          </table:table-cell>
          <table:table-cell table:style-name="ce5" table:formula="of:=SUM([.C11:.C16])" office:value-type="float" office:value="0.9999993" calcext:value-type="float">
            <text:p>0.9999993</text:p>
          </table:table-cell>
          <table:table-cell table:style-name="ce5" table:formula="of:=SUM([.D11:.D16])" office:value-type="float" office:value="967.9993224" calcext:value-type="float">
            <text:p>967.9993224</text:p>
          </table:table-cell>
          <table:table-cell table:style-name="ce5" table:formula="of:=SUM([.E11:.E16])" office:value-type="float" office:value="7.94965683506209" calcext:value-type="float">
            <text:p>7.94965683506209</text:p>
          </table:table-cell>
          <table:table-cell table:number-columns-repeated="6"/>
        </table:table-row>
        <table:table-row table:style-name="ro1">
          <table:table-cell table:style-name="ce5" table:number-columns-repeated="5"/>
          <table:table-cell table:number-columns-repeated="6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P-Value</text:p>
          </table:table-cell>
          <table:table-cell table:style-name="ce5" table:formula="of:=LEGACY.CHIDIST([.E18];5)" office:value-type="float" office:value="0.159032049768998" calcext:value-type="float">
            <text:p>0.159032049768998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Corrected Values of v_i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pi_i per Section 3.8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v_i</text:p>
          </table:table-cell>
          <table:table-cell table:style-name="ce2" office:value-type="string" calcext:value-type="string">
            <text:p>pi_i</text:p>
          </table:table-cell>
          <table:table-cell table:style-name="ce2" office:value-type="string" calcext:value-type="string">
            <text:p>Expected</text:p>
          </table:table-cell>
          <table:table-cell table:style-name="ce2" office:value-type="string" calcext:value-type="string">
            <text:p>(O-E)^2 / E</text:p>
          </table:table-cell>
          <table:table-cell/>
          <table:table-cell table:style-name="ce5" office:value-type="string" calcext:value-type="string">
            <text:p>Running Sum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329" calcext:value-type="float">
            <text:p>329</text:p>
          </table:table-cell>
          <table:table-cell table:style-name="ce7" office:value-type="float" office:value="0.364091" calcext:value-type="float">
            <text:p>0.364091</text:p>
          </table:table-cell>
          <table:table-cell table:formula="of:=[.$B$18]*[.C25]" office:value-type="float" office:value="352.440088" calcext:value-type="float">
            <text:p>352.440088</text:p>
          </table:table-cell>
          <table:table-cell table:formula="of:=([.B25]-[.D25])*([.B25]-[.D25])/[.D25]" office:value-type="float" office:value="1.55895354744022" calcext:value-type="float">
            <text:p>1.55895354744022</text:p>
          </table:table-cell>
          <table:table-cell/>
          <table:table-cell table:formula="of:=[.E25]" office:value-type="float" office:value="1.55895354744022" calcext:value-type="float">
            <text:p>1.5589535474402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164" calcext:value-type="float">
            <text:p>164</text:p>
          </table:table-cell>
          <table:table-cell table:style-name="ce7" office:value-type="float" office:value="0.185659" calcext:value-type="float">
            <text:p>0.185659</text:p>
          </table:table-cell>
          <table:table-cell table:formula="of:=[.$B$18]*[.C26]" office:value-type="float" office:value="179.717912" calcext:value-type="float">
            <text:p>179.717912</text:p>
          </table:table-cell>
          <table:table-cell table:formula="of:=([.B26]-[.D26])*([.B26]-[.D26])/[.D26]" office:value-type="float" office:value="1.37466964138635" calcext:value-type="float">
            <text:p>1.37466964138635</text:p>
          </table:table-cell>
          <table:table-cell/>
          <table:table-cell table:formula="of:=[.G25]+[.E26]" office:value-type="float" office:value="2.93362318882657" calcext:value-type="float">
            <text:p>2.9336231888265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8" office:value-type="float" office:value="0.139381" calcext:value-type="float">
            <text:p>0.139381</text:p>
          </table:table-cell>
          <table:table-cell table:formula="of:=[.$B$18]*[.C27]" office:value-type="float" office:value="134.920808" calcext:value-type="float">
            <text:p>134.920808</text:p>
          </table:table-cell>
          <table:table-cell table:formula="of:=([.B27]-[.D27])*([.B27]-[.D27])/[.D27]" office:value-type="float" office:value="1.6852999529388" calcext:value-type="float">
            <text:p>1.6852999529388</text:p>
          </table:table-cell>
          <table:table-cell/>
          <table:table-cell table:formula="of:=[.G26]+[.E27]" office:value-type="float" office:value="4.61892314176537" calcext:value-type="float">
            <text:p>4.6189231417653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table:style-name="ce8" office:value-type="float" office:value="0.100571" calcext:value-type="float">
            <text:p>0.100571</text:p>
          </table:table-cell>
          <table:table-cell table:formula="of:=[.$B$18]*[.C28]" office:value-type="float" office:value="97.352728" calcext:value-type="float">
            <text:p>97.352728</text:p>
          </table:table-cell>
          <table:table-cell table:formula="of:=([.B28]-[.D28])*([.B28]-[.D28])/[.D28]" office:value-type="float" office:value="1.91312597878083" calcext:value-type="float">
            <text:p>1.91312597878083</text:p>
          </table:table-cell>
          <table:table-cell/>
          <table:table-cell table:formula="of:=[.G27]+[.E28]" office:value-type="float" office:value="6.5320491205462" calcext:value-type="float">
            <text:p>6.532049120546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style-name="ce8" office:value-type="float" office:value="0.0704323" calcext:value-type="float">
            <text:p>0.0704323</text:p>
          </table:table-cell>
          <table:table-cell table:formula="of:=[.$B$18]*[.C29]" office:value-type="float" office:value="68.1784664" calcext:value-type="float">
            <text:p>68.1784664</text:p>
          </table:table-cell>
          <table:table-cell table:formula="of:=([.B29]-[.D29])*([.B29]-[.D29])/[.D29]" office:value-type="float" office:value="1.414853213183" calcext:value-type="float">
            <text:p>1.414853213183</text:p>
          </table:table-cell>
          <table:table-cell/>
          <table:table-cell table:formula="of:=[.G28]+[.E29]" office:value-type="float" office:value="7.94690233372919" calcext:value-type="float">
            <text:p>7.9469023337291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style-name="ce8" office:value-type="float" office:value="0.139865" calcext:value-type="float">
            <text:p>0.139865</text:p>
          </table:table-cell>
          <table:table-cell table:formula="of:=[.$B$18]*[.C30]" office:value-type="float" office:value="135.38932" calcext:value-type="float">
            <text:p>135.38932</text:p>
          </table:table-cell>
          <table:table-cell table:formula="of:=([.B30]-[.D30])*([.B30]-[.D30])/[.D30]" office:value-type="float" office:value="0.00275450133289688" calcext:value-type="float">
            <text:p>0.00275450133289688</text:p>
          </table:table-cell>
          <table:table-cell/>
          <table:table-cell table:formula="of:=[.G29]+[.E30]" office:value-type="float" office:value="7.94965683506209" calcext:value-type="float">
            <text:p>7.94965683506209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>
            <text:p>Sums:</text:p>
          </table:table-cell>
          <table:table-cell table:style-name="ce5" table:formula="of:=SUM([.B25:.B30])" office:value-type="float" office:value="968" calcext:value-type="float">
            <text:p>968</text:p>
          </table:table-cell>
          <table:table-cell table:style-name="ce5" table:formula="of:=SUM([.C25:.C30])" office:value-type="float" office:value="0.9999993" calcext:value-type="float">
            <text:p>0.9999993</text:p>
          </table:table-cell>
          <table:table-cell table:style-name="ce5" table:formula="of:=SUM([.D25:.D30])" office:value-type="float" office:value="967.9993224" calcext:value-type="float">
            <text:p>967.9993224</text:p>
          </table:table-cell>
          <table:table-cell table:style-name="ce5" table:formula="of:=SUM([.E25:.E30])" office:value-type="float" office:value="7.94965683506209" calcext:value-type="float">
            <text:p>7.94965683506209</text:p>
          </table:table-cell>
          <table:table-cell table:number-columns-repeated="6"/>
        </table:table-row>
        <table:table-row table:style-name="ro1">
          <table:table-cell table:style-name="ce5" table:number-columns-repeated="5"/>
          <table:table-cell table:number-columns-repeated="6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P-Value</text:p>
          </table:table-cell>
          <table:table-cell table:style-name="ce5" table:formula="of:=LEGACY.CHIDIST([.E32];5)" office:value-type="float" office:value="0.159032049768998" calcext:value-type="float">
            <text:p>0.159032049768998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Corrected Values of v_i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Unrounded values of pi_i from Hamano-Kaneko calculation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v_i</text:p>
          </table:table-cell>
          <table:table-cell table:style-name="ce2" office:value-type="string" calcext:value-type="string">
            <text:p>pi_i</text:p>
          </table:table-cell>
          <table:table-cell table:style-name="ce2" office:value-type="string" calcext:value-type="string">
            <text:p>Expected</text:p>
          </table:table-cell>
          <table:table-cell table:style-name="ce2" office:value-type="string" calcext:value-type="string">
            <text:p>(O-E)^2 / E</text:p>
          </table:table-cell>
          <table:table-cell/>
          <table:table-cell table:style-name="ce5" office:value-type="string" calcext:value-type="string">
            <text:p>Running Sum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329" calcext:value-type="float">
            <text:p>329</text:p>
          </table:table-cell>
          <table:table-cell table:style-name="ce7" office:value-type="float" office:value="0.364091053216761" calcext:value-type="float">
            <text:p>0.364091053216761</text:p>
          </table:table-cell>
          <table:table-cell table:formula="of:=[.$B$18]*[.C39]" office:value-type="float" office:value="352.440139513825" calcext:value-type="float">
            <text:p>352.440139513825</text:p>
          </table:table-cell>
          <table:table-cell table:formula="of:=([.B39]-[.D39])*([.B39]-[.D39])/[.D39]" office:value-type="float" office:value="1.55896017174857" calcext:value-type="float">
            <text:p>1.55896017174857</text:p>
          </table:table-cell>
          <table:table-cell/>
          <table:table-cell table:formula="of:=[.E39]" office:value-type="float" office:value="1.55896017174857" calcext:value-type="float">
            <text:p>1.5589601717485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164" calcext:value-type="float">
            <text:p>164</text:p>
          </table:table-cell>
          <table:table-cell table:style-name="ce7" office:value-type="float" office:value="0.185658900106236" calcext:value-type="float">
            <text:p>0.185658900106236</text:p>
          </table:table-cell>
          <table:table-cell table:formula="of:=[.$B$18]*[.C40]" office:value-type="float" office:value="179.717815302836" calcext:value-type="float">
            <text:p>179.717815302836</text:p>
          </table:table-cell>
          <table:table-cell table:formula="of:=([.B40]-[.D40])*([.B40]-[.D40])/[.D40]" office:value-type="float" office:value="1.37465346703544" calcext:value-type="float">
            <text:p>1.37465346703544</text:p>
          </table:table-cell>
          <table:table-cell/>
          <table:table-cell table:formula="of:=[.G39]+[.E40]" office:value-type="float" office:value="2.93361363878402" calcext:value-type="float">
            <text:p>2.9336136387840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8" office:value-type="float" office:value="0.13938113045903" calcext:value-type="float">
            <text:p>0.13938113045903</text:p>
          </table:table-cell>
          <table:table-cell table:formula="of:=[.$B$18]*[.C41]" office:value-type="float" office:value="134.920934284341" calcext:value-type="float">
            <text:p>134.920934284341</text:p>
          </table:table-cell>
          <table:table-cell table:formula="of:=([.B41]-[.D41])*([.B41]-[.D41])/[.D41]" office:value-type="float" office:value="1.68527014775906" calcext:value-type="float">
            <text:p>1.68527014775906</text:p>
          </table:table-cell>
          <table:table-cell/>
          <table:table-cell table:formula="of:=[.G40]+[.E41]" office:value-type="float" office:value="4.61888378654308" calcext:value-type="float">
            <text:p>4.6188837865430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table:style-name="ce8" office:value-type="float" office:value="0.100571143998782" calcext:value-type="float">
            <text:p>0.100571143998782</text:p>
          </table:table-cell>
          <table:table-cell table:formula="of:=[.$B$18]*[.C42]" office:value-type="float" office:value="97.352867390821" calcext:value-type="float">
            <text:p>97.352867390821</text:p>
          </table:table-cell>
          <table:table-cell table:formula="of:=([.B42]-[.D42])*([.B42]-[.D42])/[.D42]" office:value-type="float" office:value="1.91308415914288" calcext:value-type="float">
            <text:p>1.91308415914288</text:p>
          </table:table-cell>
          <table:table-cell/>
          <table:table-cell table:formula="of:=[.G41]+[.E42]" office:value-type="float" office:value="6.53196794568596" calcext:value-type="float">
            <text:p>6.5319679456859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style-name="ce8" office:value-type="float" office:value="0.0704323263464043" calcext:value-type="float">
            <text:p>0.0704323263464043</text:p>
          </table:table-cell>
          <table:table-cell table:formula="of:=[.$B$18]*[.C43]" office:value-type="float" office:value="68.1784919033194" calcext:value-type="float">
            <text:p>68.1784919033194</text:p>
          </table:table-cell>
          <table:table-cell table:formula="of:=([.B43]-[.D43])*([.B43]-[.D43])/[.D43]" office:value-type="float" office:value="1.41484533612083" calcext:value-type="float">
            <text:p>1.41484533612083</text:p>
          </table:table-cell>
          <table:table-cell/>
          <table:table-cell table:formula="of:=[.G42]+[.E43]" office:value-type="float" office:value="7.9468132818068" calcext:value-type="float">
            <text:p>7.946813281806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style-name="ce8" office:value-type="float" office:value="0.139865445872786" calcext:value-type="float">
            <text:p>0.139865445872786</text:p>
          </table:table-cell>
          <table:table-cell table:formula="of:=[.$B$18]*[.C44]" office:value-type="float" office:value="135.389751604857" calcext:value-type="float">
            <text:p>135.389751604857</text:p>
          </table:table-cell>
          <table:table-cell table:formula="of:=([.B44]-[.D44])*([.B44]-[.D44])/[.D44]" office:value-type="float" office:value="0.00275060039153997" calcext:value-type="float">
            <text:p>0.00275060039153997</text:p>
          </table:table-cell>
          <table:table-cell/>
          <table:table-cell table:formula="of:=[.G43]+[.E44]" office:value-type="float" office:value="7.94956388219834" calcext:value-type="float">
            <text:p>7.9495638821983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>
            <text:p>Sums:</text:p>
          </table:table-cell>
          <table:table-cell table:style-name="ce5" table:formula="of:=SUM([.B39:.B44])" office:value-type="float" office:value="968" calcext:value-type="float">
            <text:p>968</text:p>
          </table:table-cell>
          <table:table-cell table:style-name="ce5" table:formula="of:=SUM([.C39:.C44])" office:value-type="float" office:value="1" calcext:value-type="float">
            <text:p>1</text:p>
          </table:table-cell>
          <table:table-cell table:style-name="ce5" table:formula="of:=SUM([.D39:.D44])" office:value-type="float" office:value="968" calcext:value-type="float">
            <text:p>968</text:p>
          </table:table-cell>
          <table:table-cell table:style-name="ce5" table:formula="of:=SUM([.E39:.E44])" office:value-type="float" office:value="7.94956388219834" calcext:value-type="float">
            <text:p>7.94956388219834</text:p>
          </table:table-cell>
          <table:table-cell table:number-columns-repeated="6"/>
        </table:table-row>
        <table:table-row table:style-name="ro1">
          <table:table-cell table:style-name="ce5" table:number-columns-repeated="5"/>
          <table:table-cell table:number-columns-repeated="6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P-Value</text:p>
          </table:table-cell>
          <table:table-cell table:style-name="ce5" table:formula="of:=LEGACY.CHIDIST([.E46];5)" office:value-type="float" office:value="0.159037253734316" calcext:value-type="float">
            <text:p>0.15903725373431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00-00-00</text:date>, <text:time style:data-style-name="N2" text:time-value="13:53:48.4465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2T10:24:44.284688000</meta:creation-date>
    <dc:date>2025-11-10T18:08:43.456068000</dc:date>
    <meta:editing-duration>PT4H18M23S</meta:editing-duration>
    <meta:editing-cycles>3</meta:editing-cycles>
    <meta:generator>LibreOffice/25.8.2.2$MacOSX_AARCH64 LibreOffice_project/d401f2107ccab8f924a8e2df40f573aab7605b6f</meta:generator>
    <meta:document-statistic meta:table-count="1" meta:cell-count="157" meta:object-count="0"/>
    <meta:user-defined meta:name=""/>
  </office:meta>
</office:document-meta>
</file>